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end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4pt" fo:font-style="italic" fo:background-color="transparent" style:font-size-asian="14pt" style:font-style-asian="italic" style:font-size-complex="14pt" style:font-style-complex="italic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style="normal" style:font-size-asian="10.5pt" style:font-style-asian="normal" style:font-size-complex="12pt" style:font-style-complex="normal"/>
    </style:style>
    <style:style style:name="P9" style:family="paragraph" style:parent-style-name="Standard" style:list-style-name="L3"/>
    <style:style style:name="P10" style:family="paragraph" style:parent-style-name="Standard" style:list-style-name="L3">
      <style:text-properties fo:font-style="italic" style:font-style-asian="italic" style:font-style-complex="italic"/>
    </style:style>
    <style:style style:name="P11" style:family="paragraph" style:parent-style-name="Standard" style:list-style-name="L4">
      <style:text-properties fo:font-style="italic" style:font-style-asian="italic" style:font-style-complex="italic"/>
    </style:style>
    <style:style style:name="P12" style:family="paragraph" style:parent-style-name="Standard" style:list-style-name="L5">
      <style:text-properties fo:font-style="italic" style:font-style-asian="italic" style:font-style-complex="italic"/>
    </style:style>
    <style:style style:name="P13" style:family="paragraph" style:parent-style-name="Standard" style:list-style-name="L5">
      <style:text-properties fo:font-style="normal" style:font-style-asian="normal" style:font-style-complex="normal"/>
    </style:style>
    <style:style style:name="P14" style:family="paragraph" style:parent-style-name="Standard" style:list-style-name="L2">
      <style:paragraph-properties fo:text-align="start" style:justify-single-word="false" fo:background-color="transparent">
        <style:background-image/>
      </style:paragraph-properties>
      <style:text-properties fo:font-size="12pt" fo:font-style="normal" fo:background-color="transparent" style:font-size-asian="10.5pt" style:font-style-asian="normal" style:font-size-complex="12pt" style:font-style-complex="normal"/>
    </style:style>
    <style:style style:name="P15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bold" fo:background-color="transparent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704cm" fo:text-indent="-0.635cm" fo:margin-left="1.704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39cm" fo:text-indent="-0.635cm" fo:margin-left="2.339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74cm" fo:text-indent="-0.635cm" fo:margin-left="2.97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09cm" fo:text-indent="-0.635cm" fo:margin-left="3.609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244cm" fo:text-indent="-0.635cm" fo:margin-left="4.24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879cm" fo:text-indent="-0.635cm" fo:margin-left="4.87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14cm" fo:text-indent="-0.635cm" fo:margin-left="5.514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149cm" fo:text-indent="-0.635cm" fo:margin-left="6.149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784cm" fo:text-indent="-0.635cm" fo:margin-left="6.784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19cm" fo:text-indent="-0.635cm" fo:margin-left="7.419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Школа-семинар «Численное методы и решение задач МСС средствами пакета OpenFOAM на базе платформы UniHUB»</text:p>
      <text:p text:style-name="P2">12-13 декабря 2011 года.</text:p>
      <text:p text:style-name="P2">Продолжительность — 2 дня (16 академических часов).</text:p>
      <text:p text:style-name="P2"/>
      <text:p text:style-name="P2"/>
      <text:p text:style-name="P2"/>
      <text:p text:style-name="P3">Цели курса:</text:p>
      <text:list xml:id="list768582089" text:style-name="L1">
        <text:list-item>
          <text:p text:style-name="P8">Ознакомление с использованием метода конечных объемов при решении задач вычислительной гидродинамики и его реализацией в пакете OpenFOAM.</text:p>
        </text:list-item>
        <text:list-item>
          <text:p text:style-name="P8">Освоение инструментария разработчика, предоставляемого платформой UniHUB при разработке приложений с использованием объектно-ориентированного языка программирования C++.</text:p>
        </text:list-item>
        <text:list-item>
          <text:p text:style-name="P8">Получение навыков по разработке приложений, использующих библиотеку OpenFOAM.</text:p>
        </text:list-item>
        <text:list-item>
          <text:p text:style-name="P8">Изучение возможностей доработки модулей пакета OpenFOAM.</text:p>
        </text:list-item>
      </text:list>
      <text:p text:style-name="P3"/>
      <text:p text:style-name="P7">При прохождении курса Вы получите навыки и знания по:</text:p>
      <text:list xml:id="list1856950462" text:style-name="L2">
        <text:list-item>
          <text:p text:style-name="P14">Реализации метода конечного объема средствами объектно-ориентированных языков программирования</text:p>
        </text:list-item>
        <text:list-item>
          <text:p text:style-name="P14">Эффективному применению языка C++ в вычислительных алгоритмах, используемых в численных задачах механики сплошных сред</text:p>
        </text:list-item>
        <text:list-item>
          <text:p text:style-name="P14">Основам коллективной разработки приложений на языке C++ в распределенных облачных системах консолидации научного социума</text:p>
        </text:list-item>
        <text:list-item>
          <text:p text:style-name="P14">Устройству и механизмам пакета OpenFOAM, включая: хранение матриц в памяти, численное дифференцирование, динамическое управление памятью, методы абстрагирования данных</text:p>
        </text:list-item>
        <text:list-item>
          <text:p text:style-name="P14">Встраиванию новых библиотек и численных методов в пакет OpenFOAM</text:p>
        </text:list-item>
      </text:list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4">Программа курса</text:p>
      <text:p text:style-name="Standard"/>
      <text:p text:style-name="P6">День 1.</text:p>
      <text:p text:style-name="P5"/>
      <text:p text:style-name="P15">Первый день содержит введение в предмет курса — освещаются основные цели курса, рассматриваются вопросы использования языка C++ при реализации метода конечных объемов (на примере OpenFOAM), дается краткий экскурс в средства коллективной разработки и отладки приложений на базе UniHUB. В завершении дня рассматриваются примеры численного решения типовых дифференциальных уравнений в частных производных средствами OpenFOAM.</text:p>
      <text:p text:style-name="P5"/>
      <text:list xml:id="list1355403605" text:style-name="L3">
        <text:list-item>
          <text:p text:style-name="P10">Введение — цели курса, обзор материала курса, программирование в среде Unix-систем, обзор возможностей OpenFOAM</text:p>
          <text:list>
            <text:list-item>
              <text:p text:style-name="P9">Цели и задачи курса, содержание курса</text:p>
            </text:list-item>
            <text:list-item>
              <text:p text:style-name="P9">Метод конечного объема</text:p>
            </text:list-item>
            <text:list-item>
              <text:p text:style-name="P9">Некоторые вопросы реализации метода конечного объема</text:p>
            </text:list-item>
            <text:list-item>
              <text:p text:style-name="P9">Обзор модулей OpenFOAM</text:p>
            </text:list-item>
            <text:list-item>
              <text:p text:style-name="P9">Средства разработки — учет версий, компиляция, средства сборки</text:p>
            </text:list-item>
            <text:list-item>
              <text:p text:style-name="P9">О средах распределенной разработки</text:p>
            </text:list-item>
          </text:list>
        </text:list-item>
        <text:list-item>
          <text:p text:style-name="P10">Основы объектно-ориентированного языка программирования C++ в контексте базовых принципов OpenFOAM</text:p>
          <text:list>
            <text:list-item>
              <text:p text:style-name="P9">Концепция C++: инкапсуляция, наследование, полиморфизм</text:p>
            </text:list-item>
            <text:list-item>
              <text:p text:style-name="P9">Синтаксис C++ </text:p>
              <text:list>
                <text:list-item>
                  <text:p text:style-name="P9">базовые типы, операторы, ветвление, циклы, область видимости</text:p>
                </text:list-item>
                <text:list-item>
                  <text:p text:style-name="P9">производные типы (указатель, функция, массив)</text:p>
                </text:list-item>
                <text:list-item>
                  <text:p text:style-name="P9">классы</text:p>
                </text:list-item>
              </text:list>
            </text:list-item>
            <text:list-item>
              <text:p text:style-name="P9">Базовые пользовательские типы данных в OpenFOAM</text:p>
            </text:list-item>
            <text:list-item>
              <text:p text:style-name="P9">Шаблоны классов</text:p>
            </text:list-item>
            <text:list-item>
              <text:p text:style-name="P9">Язык препроцессора</text:p>
            </text:list-item>
            <text:list-item>
              <text:p text:style-name="P9">Преобразование типов</text:p>
            </text:list-item>
            <text:list-item>
              <text:p text:style-name="P9">Обработка исключительных ситуаций</text:p>
            </text:list-item>
          </text:list>
        </text:list-item>
        <text:list-item>
          <text:p text:style-name="P10">Разработка приложений в среде UniHUB</text:p>
          <text:list>
            <text:list-item>
              <text:p text:style-name="P9">Используемые средства</text:p>
            </text:list-item>
            <text:list-item>
              <text:p text:style-name="P9">Коллективная разработка</text:p>
            </text:list-item>
            <text:list-item>
              <text:p text:style-name="P9">Отладка приложений</text:p>
            </text:list-item>
            <text:list-item>
              <text:p text:style-name="P9">Концепция приложения UniHUB</text:p>
            </text:list-item>
          </text:list>
        </text:list-item>
        <text:list-item>
          <text:p text:style-name="P10">Концепция приложения OpenFOAM</text:p>
        </text:list-item>
        <text:list-item>
          <text:p text:style-name="P9"><text:span text:style-name="T1">Примеры решателей</text:span></text:p>
          <text:list>
            <text:list-item>
              <text:p text:style-name="P9">Гиперболические уравнения</text:p>
            </text:list-item>
            <text:list-item>
              <text:p text:style-name="P9">Параболические уравнения</text:p>
            </text:list-item>
            <text:list-item>
              <text:p text:style-name="P9">Эллиптические уравнения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День 2.</text:p>
      <text:p text:style-name="Standard"/>
      <text:p text:style-name="P15">Второй день посвящен детальному разбору структуры исходного кода OpenFOAM и используемым в нём алгоритмам. Рассматриваются вопросы организации данных основных частей программной реализации численной модели — дискретизация времени, пространства, слагаемых уравнений сохранения, представление матрицы, учет граничных условий. Подробно рассмотрен механизм работы решателя от уровня пользователя до системного уровня. Самостоятельные занятия по разработке дополнений к OpenFOAM подводят черту под вторым днем курса.</text:p>
      <text:p text:style-name="Standard"/>
      <text:list xml:id="list904197973" text:style-name="L4">
        <text:list-item>
          <text:p text:style-name="P11">Детальный обзор структуры исходного кода OpenFOAM</text:p>
        </text:list-item>
      </text:list>
      <text:list xml:id="list664066648" text:style-name="L5">
        <text:list-item>
          <text:list>
            <text:list-item>
              <text:p text:style-name="P13">Примитивы OpenFOAM — скаляры, векторы, тензоры, списки (массивы)</text:p>
            </text:list-item>
            <text:list-item>
              <text:p text:style-name="P13">Представление расчетного случая в OpenFOAM — регистр объектов, время</text:p>
            </text:list-item>
            <text:list-item>
              <text:p text:style-name="P13">Реализация расчетной сетки в OpenFOAM</text:p>
            </text:list-item>
            <text:list-item>
              <text:p text:style-name="P13">Хранение полей физических величин в OpenFOAM</text:p>
            </text:list-item>
            <text:list-item>
              <text:p text:style-name="P13">Численное дифференцирование и алгебраические операции с полями OpenFOAM</text:p>
            </text:list-item>
            <text:list-item>
              <text:p text:style-name="P13">Дискретизация уравнений сохранения в OpenFOAM</text:p>
            </text:list-item>
            <text:list-item>
              <text:p text:style-name="P13">Представление матрицы в OpenFOAM — структура матрицы, хранение поля внутри расчетной области, граничные условия, методы решения систем линейных алгебраических уравнений</text:p>
            </text:list-item>
            <text:list-item>
              <text:p text:style-name="P13">Подключаемые (динамические) библиотеки</text:p>
            </text:list-item>
          </text:list>
        </text:list-item>
        <text:list-item>
          <text:p text:style-name="P12">Пошаговый разбор исходного кода решателя interFoam</text:p>
        </text:list-item>
        <text:list-item>
          <text:p text:style-name="P12">Самостоятельная работа (с демонстрацией):</text:p>
          <text:list>
            <text:list-item>
              <text:p text:style-name="P12">Реализация численной схемы по пространству</text:p>
            </text:list-item>
            <text:list-item>
              <text:p text:style-name="P12">Реализация численной схемы по времени</text:p>
            </text:list-item>
            <text:list-item>
              <text:p text:style-name="P12">Разработка утилиты для инициализации начальных условий (пре-процессинг)</text:p>
            </text:list-item>
            <text:list-item>
              <text:p text:style-name="P12">Разработка утилиты для обработки результатов расчетов (пост-процессинг)</text:p>
            </text:list-item>
            <text:list-item>
              <text:p text:style-name="P12">Разработка нового граничного условия</text:p>
            </text:list-item>
            <text:list-item>
              <text:p text:style-name="P12">Введение нового уравнения в существующий решатель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Матвей Крапошин</meta:initial-creator>
    <meta:creation-date>2011-03-25T16:18:58</meta:creation-date>
    <dc:date>2011-11-23T22:11:31</dc:date>
    <meta:editing-duration>PT7H22M10S</meta:editing-duration>
    <meta:editing-cycles>110</meta:editing-cycles>
    <meta:generator>OpenOffice.org/3.3$Unix OpenOffice.org_project/330m20$Build-9567</meta:generator>
    <meta:document-statistic meta:table-count="0" meta:image-count="0" meta:object-count="0" meta:page-count="3" meta:paragraph-count="64" meta:word-count="546" meta:character-count="4274"/>
  </office:meta>
</office:document-meta>
</file>